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65.35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Swif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calcext:value-type="string">
            <text:p>CAR 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uel (P:0 , D:1)</text:p>
          </table:table-cell>
          <table:table-cell table:style-name="ce1" office:value-type="string" calcext:value-type="string">
            <text:p>Condition(Denting/Screches)</text:p>
          </table:table-cell>
          <table:table-cell table:style-name="ce1"/>
          <table:table-cell table:style-name="ce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000" calcext:value-type="float">
            <text:p>515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000" calcext:value-type="float">
            <text:p>249000</text:p>
          </table:table-cell>
          <table:table-cell office:value-type="float" office:value="92000" calcext:value-type="float">
            <text:p>92000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000" calcext:value-type="float">
            <text:p>43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6885" calcext:value-type="float">
            <text:p>56885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5000" calcext:value-type="float">
            <text:p>395000</text:p>
          </table:table-cell>
          <table:table-cell office:value-type="float" office:value="92000" calcext:value-type="float">
            <text:p>9200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00" calcext:value-type="float">
            <text:p>160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300" calcext:value-type="float">
            <text:p>330300</text:p>
          </table:table-cell>
          <table:table-cell office:value-type="float" office:value="75000" calcext:value-type="float">
            <text:p>7500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000" calcext:value-type="float">
            <text:p>4900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000" calcext:value-type="float">
            <text:p>155000</text:p>
          </table:table-cell>
          <table:table-cell office:value-type="float" office:value="45000" calcext:value-type="float">
            <text:p>4500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000" calcext:value-type="float">
            <text:p>125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000" calcext:value-type="float">
            <text:p>295000</text:p>
          </table:table-cell>
          <table:table-cell office:value-type="float" office:value="119600" calcext:value-type="float">
            <text:p>11960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71478" calcext:value-type="float">
            <text:p>71478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000" calcext:value-type="float">
            <text:p>21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5000" calcext:value-type="float">
            <text:p>84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000" calcext:value-type="float">
            <text:p>43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000" calcext:value-type="float">
            <text:p>3800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999" calcext:value-type="float">
            <text:p>229999</text:p>
          </table:table-cell>
          <table:table-cell office:value-type="float" office:value="18111" calcext:value-type="float">
            <text:p>18111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000" calcext:value-type="float">
            <text:p>175000</text:p>
          </table:table-cell>
          <table:table-cell office:value-type="float" office:value="59088" calcext:value-type="float">
            <text:p>5908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5000" calcext:value-type="float">
            <text:p>325000</text:p>
          </table:table-cell>
          <table:table-cell office:value-type="float" office:value="151889" calcext:value-type="float">
            <text:p>151889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000" calcext:value-type="float">
            <text:p>520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float" office:value="52000" calcext:value-type="float">
            <text:p>520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000" calcext:value-type="float">
            <text:p>155000</text:p>
          </table:table-cell>
          <table:table-cell office:value-type="float" office:value="45000" calcext:value-type="float">
            <text:p>4500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000" calcext:value-type="float">
            <text:p>585000</text:p>
          </table:table-cell>
          <table:table-cell office:value-type="float" office:value="73735" calcext:value-type="float">
            <text:p>73735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000" calcext:value-type="float">
            <text:p>285000</text:p>
          </table:table-cell>
          <table:table-cell office:value-type="float" office:value="78000" calcext:value-type="float">
            <text:p>7800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000" calcext:value-type="float">
            <text:p>375000</text:p>
          </table:table-cell>
          <table:table-cell office:value-type="float" office:value="84500" calcext:value-type="float">
            <text:p>84500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65000" calcext:value-type="float">
            <text:p>65000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000" calcext:value-type="float">
            <text:p>465000</text:p>
          </table:table-cell>
          <table:table-cell office:value-type="float" office:value="55678" calcext:value-type="float">
            <text:p>5567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000" calcext:value-type="float">
            <text:p>33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55248" calcext:value-type="float">
            <text:p>5524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000" calcext:value-type="float">
            <text:p>365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5000" calcext:value-type="float">
            <text:p>675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55248" calcext:value-type="float">
            <text:p>55248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000" calcext:value-type="float">
            <text:p>285000</text:p>
          </table:table-cell>
          <table:table-cell office:value-type="float" office:value="96585" calcext:value-type="float">
            <text:p>96585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000" calcext:value-type="float">
            <text:p>315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000" calcext:value-type="float">
            <text:p>315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000" calcext:value-type="float">
            <text:p>295000</text:p>
          </table:table-cell>
          <table:table-cell office:value-type="float" office:value="69666" calcext:value-type="float">
            <text:p>69666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000" calcext:value-type="float">
            <text:p>335000</text:p>
          </table:table-cell>
          <table:table-cell office:value-type="float" office:value="80000" calcext:value-type="float">
            <text:p>8000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0000" calcext:value-type="float">
            <text:p>470000</text:p>
          </table:table-cell>
          <table:table-cell office:value-type="float" office:value="25500" calcext:value-type="float">
            <text:p>25500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000" calcext:value-type="float">
            <text:p>270000</text:p>
          </table:table-cell>
          <table:table-cell office:value-type="float" office:value="62890" calcext:value-type="float">
            <text:p>62890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float" office:value="68000" calcext:value-type="float">
            <text:p>6800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0:56:00.801446038</meta:creation-date>
    <dc:date>2021-03-29T22:21:02.709498631</dc:date>
    <meta:editing-duration>PT2M18S</meta:editing-duration>
    <meta:editing-cycles>1</meta:editing-cycles>
    <meta:document-statistic meta:table-count="1" meta:cell-count="277" meta:object-count="0"/>
    <meta:generator>LibreOffice/6.0.7.3$Linux_X86_64 LibreOffice_project/00m0$Build-3</meta:generator>
  </office:meta>
</office:document-meta>
</file>